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 table:number-rows-repeated="23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3:2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3:24:18.56</dc:date>
    <meta:editing-duration>PT20H19M25S</meta:editing-duration>
    <meta:editing-cycles>85</meta:editing-cycles>
    <meta:generator>OpenOffice/4.1.7$Win32 OpenOffice.org_project/417m1$Build-9800</meta:generator>
    <dc:title>BDO Comercio imperial - Jupyter Notebook</dc:title>
    <meta:document-statistic meta:table-count="3" meta:cell-count="871" meta:object-count="0"/>
  </office:meta>
</office:document-meta>
</file>